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
      <text:p>Dear Hiring Team,</text:p>
      <text:p/>
      <text:p>I’m excited to apply for the Software Developer role at Zaber. I’m drawn to this position because it sits at the intersection of software, hardware, and real‑world impact — exactly where I do my best work. The opportunity to build software that directly interacts with precision robotics and motion control systems is incredibly motivating to me.</text:p>
      <text:p/>
      <text:p>I’m very comfortable working across the full development lifecycle, shaped by both enterprise and product‑driven environments. As a Full Stack Software Engineering Intern at Thomson Reuters, I contributed to production systems used by thousands of users, collaborating with cross‑functional teams, participating in code reviews, writing tests, and shipping reliable features within established CI/CD workflows. This experience taught me how to build maintainable, well‑documented software that holds up over time.</text:p>
      <text:p/>
      <text:p>In parallel, I founded and built StyleAI, a full‑stack product developed end‑to‑end. I designed and implemented backend services, APIs, cloud infrastructure, and client applications, while owning testing, deployment, monitoring, and iteration based on real user feedback. This hands‑on ownership made me comfortable debugging complex systems, working across multiple languages, and making thoughtful trade‑offs between performance, reliability, and development speed.</text:p>
      <text:p/>
      <text:p>I’m particularly excited about Zaber’s work because it connects software to physical systems. My background includes C++ development on Linux, algorithmic problem‑solving, and building systems that integrate multiple components asynchronously and reliably. I enjoy collaborating closely with engineers from different disciplines and learning how software decisions impact hardware behavior, usability, and customer outcomes.</text:p>
      <text:p/>
      <text:p>I’m eager to continue growing as a developer at Zaber, contributing to SDKs, tooling, and customer‑facing applications while learning from a team that values quality, openness, and curiosity. I’d love the opportunity to help build software that enables customers to advance science and technology.</text:p>
      <text:p/>
      <text:p>Thank you for your time and consideration. I would be excited to discuss how my experience and mindset could contribute to the Zaber team.</text:p>
      <text:p/>
      <text:p>Sincerely,</text:p>
      <text:p>Ahmet Utku Hamamcioglu</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